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7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Atividade</text:p>
          </table:table-cell>
          <table:table-cell office:value-type="string" calcext:value-type="string">
            <text:p>Previsão Início</text:p>
          </table:table-cell>
          <table:table-cell office:value-type="string" calcext:value-type="string">
            <text:p>Previsão Término</text:p>
          </table:table-cell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office:value-type="string" calcext:value-type="string">
            <text:p>Enviar proposta de trabalho via EasyChair</text:p>
          </table:table-cell>
          <table:table-cell table:number-columns-repeated="2" table:style-name="ce5" office:value-type="date" office:date-value="2015-10-05" calcext:value-type="date">
            <text:p>05/10/2015</text:p>
          </table:table-cell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office:value-type="string" calcext:value-type="string">
            <text:p>Desenvolver um estudo preliminar com o objetivo de avaliar as questões de pesquisas, sentenças de busca, critérios de inclusão e exclusão</text:p>
          </table:table-cell>
          <table:table-cell table:style-name="ce5" office:value-type="date" office:date-value="2015-10-06" calcext:value-type="date">
            <text:p>06/10/2015</text:p>
          </table:table-cell>
          <table:table-cell table:style-name="ce5" office:value-type="date" office:date-value="2015-10-09" calcext:value-type="date">
            <text:p>09/10/2015</text:p>
          </table:table-cell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office:value-type="string" calcext:value-type="string">
            <text:p>Desenvolver o Protocolo da Revisão</text:p>
          </table:table-cell>
          <table:table-cell table:style-name="ce5" office:value-type="date" office:date-value="2015-10-12" calcext:value-type="date">
            <text:p>12/10/2015</text:p>
          </table:table-cell>
          <table:table-cell table:style-name="ce5" office:value-type="date" office:date-value="2015-10-15" calcext:value-type="date">
            <text:p>15/10/2015</text:p>
          </table:table-cell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office:value-type="string" calcext:value-type="string">
            <text:p>Revisar o Protocolo com o orientador</text:p>
          </table:table-cell>
          <table:table-cell table:style-name="ce5" office:value-type="date" office:date-value="2015-10-16" calcext:value-type="date">
            <text:p>16/10/2015</text:p>
          </table:table-cell>
          <table:table-cell table:style-name="ce5" office:value-type="date" office:date-value="2015-10-17" calcext:value-type="date">
            <text:p>17/10/2015</text:p>
          </table:table-cell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office:value-type="string" calcext:value-type="string">
            <text:p>Aplicar correções sugeridas pelo orientador</text:p>
          </table:table-cell>
          <table:table-cell table:style-name="ce5" office:value-type="date" office:date-value="2015-10-19" calcext:value-type="date">
            <text:p>19/10/2015</text:p>
          </table:table-cell>
          <table:table-cell table:style-name="ce5" office:value-type="date" office:date-value="2015-10-20" calcext:value-type="date">
            <text:p>20/10/2015</text:p>
          </table:table-cell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office:value-type="string" calcext:value-type="string">
            <text:p>Revisar o Protocolo com o orientador</text:p>
          </table:table-cell>
          <table:table-cell table:style-name="ce5" office:value-type="date" office:date-value="2015-10-21" calcext:value-type="date">
            <text:p>21/10/2015</text:p>
          </table:table-cell>
          <table:table-cell table:style-name="ce5" office:value-type="date" office:date-value="2015-10-23" calcext:value-type="date">
            <text:p>23/10/2015</text:p>
          </table:table-cell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office:value-type="string" calcext:value-type="string">
            <text:p>Coletar estudos primários</text:p>
          </table:table-cell>
          <table:table-cell table:style-name="ce5" office:value-type="date" office:date-value="2015-10-26" calcext:value-type="date">
            <text:p>26/10/2015</text:p>
          </table:table-cell>
          <table:table-cell table:style-name="ce5" office:value-type="date" office:date-value="2015-11-06" calcext:value-type="date">
            <text:p>06/11/2015</text:p>
          </table:table-cell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09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table:style-name="ce5" table:number-columns-repeated="2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2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gner Clementino</meta:initial-creator>
    <meta:creation-date>2015-10-02T15:13:40.658772364</meta:creation-date>
    <dc:date>2015-10-02T15:24:13.232096046</dc:date>
    <dc:creator>Vagner Clementino</dc:creator>
    <meta:editing-duration>P0D</meta:editing-duration>
    <meta:editing-cycles>1</meta:editing-cycles>
    <meta:document-statistic meta:table-count="1" meta:cell-count="43" meta:object-count="0"/>
    <meta:generator>LibreOffice/4.2.6.3$Linux_X86_64 LibreOffice_project/420$Build-3</meta:generator>
  </office:meta>
</office:document-meta>
</file>